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5cm" table:align="left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1.205cm"/>
    </style:style>
    <style:style style:name="Tableau1.C" style:family="table-column">
      <style:table-column-properties style:column-width="1.699cm"/>
    </style:style>
    <style:style style:name="Tableau1.D" style:family="table-column">
      <style:table-column-properties style:column-width="1.099cm"/>
    </style:style>
    <style:style style:name="Tableau1.E" style:family="table-column">
      <style:table-column-properties style:column-width="1.20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6pt" officeooo:rsid="003dddc8" officeooo:paragraph-rsid="003dddc8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pt" officeooo:rsid="003753fd" officeooo:paragraph-rsid="003753fd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6pt" officeooo:rsid="003753fd" officeooo:paragraph-rsid="003dfca3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officeooo:rsid="0035f0ef" officeooo:paragraph-rsid="0035f0ef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6pt" officeooo:rsid="00348c24" officeooo:paragraph-rsid="00348c24" style:font-size-asian="6pt" style:font-size-complex="6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dddc8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6pt" officeooo:rsid="00348c24" officeooo:paragraph-rsid="00348c24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6pt" officeooo:rsid="00348c24" officeooo:paragraph-rsid="003753fd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6pt" officeooo:rsid="00348c24" officeooo:paragraph-rsid="003dddc8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6pt" officeooo:rsid="003dfca3" officeooo:paragraph-rsid="003dfca3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6pt" officeooo:rsid="0028c04f" officeooo:paragraph-rsid="0028c04f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6pt" officeooo:rsid="003b3bb3" officeooo:paragraph-rsid="003b3bb3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6pt" officeooo:rsid="003b3bb3" officeooo:paragraph-rsid="003dfca3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6pt" officeooo:rsid="002c0bc3" officeooo:paragraph-rsid="002c0bc3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6pt" officeooo:rsid="003753fd" officeooo:paragraph-rsid="003753fd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6pt" officeooo:rsid="003753fd" officeooo:paragraph-rsid="003dddc8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paragraph-rsid="00348c24" style:font-size-asian="6pt" style:font-size-complex="6pt"/>
    </style:style>
    <style:style style:name="T1" style:family="text">
      <style:text-properties officeooo:rsid="003dddc8"/>
    </style:style>
    <style:style style:name="T2" style:family="text">
      <style:text-properties officeooo:rsid="003b0e93"/>
    </style:style>
    <style:style style:name="T3" style:family="text">
      <style:text-properties officeooo:rsid="0042f3ab"/>
    </style:style>
    <style:style style:name="T4" style:family="text">
      <style:text-properties officeooo:rsid="0025d2e6"/>
    </style:style>
    <style:style style:name="T5" style:family="text">
      <style:text-properties officeooo:rsid="0041fb96"/>
    </style:style>
    <style:style style:name="T6" style:family="text">
      <style:text-properties officeooo:rsid="003fa41e"/>
    </style:style>
    <style:style style:name="T7" style:family="text">
      <style:text-properties officeooo:rsid="00348c24"/>
    </style:style>
    <style:style style:name="T8" style:family="text">
      <style:text-properties officeooo:rsid="0035f0ef"/>
    </style:style>
    <style:style style:name="T9" style:family="text">
      <style:text-properties officeooo:rsid="003b3bb3"/>
    </style:style>
    <style:style style:name="T10" style:family="text">
      <style:text-properties style:font-name="Copperplate Gothic Bold" officeooo:rsid="00348c24"/>
    </style:style>
    <style:style style:name="T11" style:family="text">
      <style:text-properties style:font-name="Copperplate Gothic Bold" officeooo:rsid="003dddc8"/>
    </style:style>
    <style:style style:name="T12" style:family="text">
      <style:text-properties style:font-name="Copperplate Gothic Bold" officeooo:rsid="003b3bb3"/>
    </style:style>
    <style:style style:name="T13" style:family="text">
      <style:text-properties style:font-name="Copperplate Gothic Bold" fo:font-size="7pt" officeooo:rsid="00348c24" style:font-size-asian="7pt" style:font-size-complex="7pt"/>
    </style:style>
    <style:style style:name="T14" style:family="text">
      <style:text-properties style:font-name="Copperplate Gothic Bold" fo:font-size="7pt" officeooo:rsid="0042f3ab" style:font-size-asian="7pt" style:font-size-complex="7pt"/>
    </style:style>
    <style:style style:name="T15" style:family="text">
      <style:text-properties style:font-name="Copperplate Gothic Bold" officeooo:rsid="0042f3ab"/>
    </style:style>
    <style:style style:name="T16" style:family="text">
      <style:text-properties officeooo:rsid="003dfc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>Relais d<text:span text:style-name="T8">e cors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row>
          <table:table-cell table:style-name="Tableau1.A1" office:value-type="string">
            <text:p text:style-name="P14">Ville</text:p>
          </table:table-cell>
          <table:table-cell table:style-name="Tableau1.A1" office:value-type="string">
            <text:p text:style-name="P14">Indic.</text:p>
          </table:table-cell>
          <table:table-cell table:style-name="Tableau1.A1" office:value-type="string">
            <text:p text:style-name="P14">Fréq.</text:p>
          </table:table-cell>
          <table:table-cell table:style-name="Tableau1.A1" office:value-type="string">
            <text:p text:style-name="P14">Offset</text:p>
          </table:table-cell>
          <table:table-cell table:style-name="Tableau1.A1" office:value-type="string">
            <text:p text:style-name="P14">Mode</text:p>
          </table:table-cell>
          <table:table-cell table:style-name="Tableau1.F1" office:value-type="string">
            <text:p text:style-name="P14">Tone</text:p>
          </table:table-cell>
        </table:table-row>
        <table:table-row>
          <table:table-cell table:style-name="Tableau1.A2" office:value-type="string">
            <text:p text:style-name="P4">Coti</text:p>
            <text:p text:style-name="P4">(Ajaccio)</text:p>
          </table:table-cell>
          <table:table-cell table:style-name="Tableau1.A2" office:value-type="string">
            <text:p text:style-name="P7">TK5ZCG</text:p>
          </table:table-cell>
          <table:table-cell table:style-name="Tableau1.A2" office:value-type="string">
            <text:p text:style-name="P7">S 430.15<text:span text:style-name="T9">0</text:span></text:p>
            <text:p text:style-name="P7">E 439.550</text:p>
          </table:table-cell>
          <table:table-cell table:style-name="Tableau1.A2" office:value-type="string">
            <text:p text:style-name="P15">+9,4 </text:p>
            <text:p text:style-name="P15">MHZ</text:p>
          </table:table-cell>
          <table:table-cell table:style-name="Tableau1.A2" office:value-type="string">
            <text:p text:style-name="P7">FM/TKNET</text:p>
          </table:table-cell>
          <table:table-cell table:style-name="Tableau1.F2" office:value-type="string">
            <text:p text:style-name="P7">88,5 Hz</text:p>
            <text:p text:style-name="P12">88,5 Hz</text:p>
          </table:table-cell>
        </table:table-row>
        <table:table-row>
          <table:table-cell table:style-name="Tableau1.A2" office:value-type="string">
            <text:p text:style-name="P5">Coti</text:p>
            <text:p text:style-name="P5">(Ajaccio)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S <text:span text:style-name="T16">430.5375</text:span></text:p>
            <text:p text:style-name="P13">E 439.9375</text:p>
          </table:table-cell>
          <table:table-cell table:style-name="Tableau1.A2" office:value-type="string">
            <text:p text:style-name="P16">+9,4 </text:p>
            <text:p text:style-name="P16">MHZ</text:p>
          </table:table-cell>
          <table:table-cell table:style-name="Tableau1.A2" office:value-type="string">
            <text:p text:style-name="P13">C4FM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Coti</text:p>
            <text:p text:style-name="P5">(Ajaccio)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3">S/E 144.800</text:p>
          </table:table-cell>
          <table:table-cell table:style-name="Tableau1.A2" office:value-type="string">
            <text:p text:style-name="P14">-</text:p>
          </table:table-cell>
          <table:table-cell table:style-name="Tableau1.A2" office:value-type="string">
            <text:p text:style-name="P13">APRS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/>
            <text:p text:style-name="P6">Punta</text:p>
          </table:table-cell>
          <table:table-cell table:style-name="Tableau1.A2" office:value-type="string">
            <text:p text:style-name="P7">TK5ZCF</text:p>
          </table:table-cell>
          <table:table-cell table:style-name="Tableau1.A2" office:value-type="string">
            <text:p text:style-name="P7">S 145.6375</text:p>
            <text:p text:style-name="P7">E 145.0375</text:p>
          </table:table-cell>
          <table:table-cell table:style-name="Tableau1.A2" office:value-type="string">
            <text:p text:style-name="P14">- <text:span text:style-name="T7">600</text:span></text:p>
            <text:p text:style-name="P15"><text:span text:style-name="T6">K</text:span>Hz</text:p>
          </table:table-cell>
          <table:table-cell table:style-name="Tableau1.A2" office:value-type="string">
            <text:p text:style-name="P11">FM/TKNET</text:p>
          </table:table-cell>
          <table:table-cell table:style-name="Tableau1.F2" office:value-type="string">
            <text:p text:style-name="P7">88.5 Hz</text:p>
            <text:p text:style-name="P12">88,5 Hz</text:p>
          </table:table-cell>
        </table:table-row>
        <table:table-row>
          <table:table-cell table:style-name="Tableau1.A2" office:value-type="string">
            <text:p text:style-name="P7">Antisanti</text:p>
          </table:table-cell>
          <table:table-cell table:style-name="Tableau1.A2" office:value-type="string">
            <text:p text:style-name="P7">TK5ZME</text:p>
          </table:table-cell>
          <table:table-cell table:style-name="Tableau1.A2" office:value-type="string">
            <text:p text:style-name="P7">S 145.7125</text:p>
            <text:p text:style-name="P7">E 145.1125</text:p>
          </table:table-cell>
          <table:table-cell table:style-name="Tableau1.A2" office:value-type="string">
            <text:p text:style-name="P17">- <text:span text:style-name="T7">600</text:span></text:p>
            <text:p text:style-name="P15"><text:span text:style-name="T6">K</text:span>Hz</text:p>
          </table:table-cell>
          <table:table-cell table:style-name="Tableau1.A2" office:value-type="string">
            <text:p text:style-name="P11">FM/TKNET</text:p>
          </table:table-cell>
          <table:table-cell table:style-name="Tableau1.F2" office:value-type="string">
            <text:p text:style-name="P7">88,5 Hz</text:p>
            <text:p text:style-name="P12"/>
          </table:table-cell>
        </table:table-row>
        <table:table-row>
          <table:table-cell table:style-name="Tableau1.A2" office:value-type="string">
            <text:p text:style-name="P7">Cervione</text:p>
          </table:table-cell>
          <table:table-cell table:style-name="Tableau1.A2" office:value-type="string">
            <text:p text:style-name="P7">TK1ZCA</text:p>
          </table:table-cell>
          <table:table-cell table:style-name="Tableau1.A2" office:value-type="string">
            <text:p text:style-name="P7">S 430.0<text:span text:style-name="T3">375</text:span></text:p>
            <text:p text:style-name="P21"><text:span text:style-name="T10">E 439.4</text:span><text:span text:style-name="T15">375</text:span></text:p>
          </table:table-cell>
          <table:table-cell table:style-name="Tableau1.A2" office:value-type="string">
            <text:p text:style-name="P7">+ 9,4</text:p>
            <text:p text:style-name="P15">MHz</text:p>
          </table:table-cell>
          <table:table-cell table:style-name="Tableau1.A2" office:value-type="string">
            <text:p text:style-name="P11">FM/TKNET</text:p>
          </table:table-cell>
          <table:table-cell table:style-name="Tableau1.F2" office:value-type="string">
            <text:p text:style-name="P7">88,5 HZ</text:p>
            <text:p text:style-name="P12">88,5 HZ</text:p>
          </table:table-cell>
        </table:table-row>
        <table:table-row>
          <table:table-cell table:style-name="Tableau1.A2" office:value-type="string">
            <text:p text:style-name="P7">Cervione ?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7">S 439.5125</text:p>
            <text:p text:style-name="P7">E 430.1125</text:p>
          </table:table-cell>
          <table:table-cell table:style-name="Tableau1.A2" office:value-type="string">
            <text:p text:style-name="P18">- <text:span text:style-name="T7">9,4</text:span></text:p>
            <text:p text:style-name="P15">MHz</text:p>
          </table:table-cell>
          <table:table-cell table:style-name="Tableau1.A2" office:value-type="string">
            <text:p text:style-name="P7">DMR</text:p>
          </table:table-cell>
          <table:table-cell table:style-name="Tableau1.F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3">BASTIA</text:p>
          </table:table-cell>
          <table:table-cell table:style-name="Tableau1.A2" office:value-type="string">
            <text:p text:style-name="P7">TK1<text:span text:style-name="T1">ZCS</text:span></text:p>
          </table:table-cell>
          <table:table-cell table:style-name="Tableau1.A2" office:value-type="string">
            <text:p text:style-name="P21"><text:span text:style-name="T10">S 430.</text:span><text:span text:style-name="T11">150</text:span></text:p>
            <text:p text:style-name="P7">E 439.<text:span text:style-name="T1">550</text:span></text:p>
          </table:table-cell>
          <table:table-cell table:style-name="Tableau1.A2" office:value-type="string">
            <text:p text:style-name="P21"><text:span text:style-name="T10">+ 9,</text:span><text:span text:style-name="T12">4</text:span></text:p>
            <text:p text:style-name="P15">MHz</text:p>
          </table:table-cell>
          <table:table-cell table:style-name="Tableau1.A2" office:value-type="string">
            <text:p text:style-name="P12">FM/TKNET</text:p>
          </table:table-cell>
          <table:table-cell table:style-name="Tableau1.F2" office:value-type="string">
            <text:p text:style-name="P4">88,5 Hz</text:p>
            <text:p text:style-name="P20">88,5 Hz</text:p>
          </table:table-cell>
        </table:table-row>
        <table:table-row>
          <table:table-cell table:style-name="Tableau1.A2" office:value-type="string">
            <text:p text:style-name="P3">PORTOVEC<text:span text:style-name="T5">C</text:span>HIO</text:p>
          </table:table-cell>
          <table:table-cell table:style-name="Tableau1.A2" office:value-type="string">
            <text:p text:style-name="P7">TK1ZAR</text:p>
          </table:table-cell>
          <table:table-cell table:style-name="Tableau1.A2" office:value-type="string">
            <text:p text:style-name="P21"><text:span text:style-name="T10">S 430.</text:span><text:span text:style-name="T12">1</text:span><text:span text:style-name="T10">75</text:span></text:p>
            <text:p text:style-name="P7">E 439.575</text:p>
          </table:table-cell>
          <table:table-cell table:style-name="Tableau1.A2" office:value-type="string">
            <text:p text:style-name="P21"><text:span text:style-name="T10">+ 9,</text:span><text:span text:style-name="T12">4</text:span></text:p>
            <text:p text:style-name="P15">MHz</text:p>
          </table:table-cell>
          <table:table-cell table:style-name="Tableau1.A2" office:value-type="string">
            <text:p text:style-name="P12">FM/TKNET</text:p>
          </table:table-cell>
          <table:table-cell table:style-name="Tableau1.F2" office:value-type="string">
            <text:p text:style-name="P4">88,5 Hz</text:p>
            <text:p text:style-name="P20">88,5 Hz</text:p>
          </table:table-cell>
        </table:table-row>
      </table:table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3dddc8"/>
    </style:style>
    <style:style style:name="MT2" style:family="text">
      <style:text-properties officeooo:rsid="003b0e93"/>
    </style:style>
    <style:style style:name="MT3" style:family="text">
      <style:text-properties officeooo:rsid="0042f3ab"/>
    </style:style>
    <style:style style:name="MT4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<text:span text:style-name="MT1">3</text:span><text:span text:style-name="MT2">.</text:span><text:span text:style-name="MT3">4</text:span></text:p>
        <text:p text:style-name="MP2">Version 1.0<text:span text:style-name="MT4">1 page </text:span><text:span text:style-name="MT4"><text:page-number text:select-page="current">1</text:page-number></text:span><text:span text:style-name="MT4">/</text:span><text:span text:style-name="MT4"><text:page-count>1</text:page-count></text:span><text:tab/><text:file-name text:display="name">Relais_Corse_AMR</text:file-name><text:tab/><text:date style:data-style-name="N37" text:date-value="2024-05-13T13:31:25.721000167">13/05/24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4-05-13T13:31:24.602000000</dc:date>
    <meta:editing-duration>PT10H43M57S</meta:editing-duration>
    <meta:editing-cycles>28</meta:editing-cycles>
    <meta:generator>LibreOffice/24.2.0.3$Windows_X86_64 LibreOffice_project/da48488a73ddd66ea24cf16bbc4f7b9c08e9bea1</meta:generator>
    <meta:document-statistic meta:table-count="1" meta:image-count="0" meta:object-count="0" meta:page-count="1" meta:paragraph-count="81" meta:word-count="125" meta:character-count="605" meta:non-whitespace-character-count="559"/>
  </office:meta>
</office:document-meta>
</file>